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Sans Condensed" svg:font-family="'Fira Sans Condense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ingFang SC" svg:font-family="'PingFang SC'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972f" draw:fill-color="#ffffff" draw:opacity="40%" draw:textarea-horizontal-align="justify" draw:textarea-vertical-align="middle" draw:auto-grow-height="false" fo:min-height="0.556cm" fo:min-width="3.205cm"/>
      <style:paragraph-properties style:writing-mode="lr-tb"/>
    </style:style>
    <style:style style:name="gr2" style:family="graphic" style:parent-style-name="standard">
      <style:graphic-properties svg:stroke-color="#77bc65" draw:fill-color="#ffffff" draw:textarea-horizontal-align="justify" draw:textarea-vertical-align="middle" draw:auto-grow-height="false" fo:min-height="0.377cm" fo:min-width="5.183cm"/>
      <style:paragraph-properties style:writing-mode="lr-tb"/>
    </style:style>
    <style:style style:name="gr3" style:family="graphic" style:parent-style-name="standard">
      <style:graphic-properties svg:stroke-color="#e16173" draw:fill-color="#ffffff" draw:textarea-horizontal-align="justify" draw:textarea-vertical-align="middle" draw:auto-grow-height="false" fo:min-height="0.252cm" fo:min-width="1.667cm"/>
      <style:paragraph-properties style:writing-mode="lr-tb"/>
    </style:style>
    <style:style style:name="gr4" style:family="graphic" style:parent-style-name="standard">
      <style:graphic-properties svg:stroke-color="#729fcf" draw:fill-color="#ffffff" draw:textarea-horizontal-align="justify" draw:textarea-vertical-align="middle" draw:auto-grow-height="false" fo:min-height="0.802cm" fo:min-width="3.614cm"/>
      <style:paragraph-properties style:writing-mode="lr-tb"/>
    </style:style>
    <style:style style:name="gr5" style:family="graphic" style:parent-style-name="standard" style:list-style-name="L1">
      <style:graphic-properties svg:stroke-color="#666666" draw:fill-color="#ffffff" draw:textarea-horizontal-align="justify" draw:textarea-vertical-align="middle" draw:auto-grow-height="false" fo:min-height="0.344cm" fo:min-width="3.514cm"/>
      <style:paragraph-properties style:writing-mode="lr-tb"/>
    </style:style>
    <style:style style:name="gr6" style:family="graphic" style:parent-style-name="standard" style:list-style-name="L1">
      <style:graphic-properties svg:stroke-color="#666666" draw:fill-color="#ffffff" draw:textarea-horizontal-align="justify" draw:textarea-vertical-align="middle" draw:auto-grow-height="false" fo:min-height="0.344cm" fo:min-width="3.514cm"/>
      <style:paragraph-properties style:writing-mode="lr-tb"/>
    </style:style>
    <style:style style:name="gr7" style:family="graphic" style:parent-style-name="standard" style:list-style-name="L1">
      <style:graphic-properties svg:stroke-color="#ff972f" draw:fill-color="#ffffff" draw:opacity="40%" draw:textarea-horizontal-align="justify" draw:textarea-vertical-align="middle" draw:auto-grow-height="false" fo:min-height="0.374cm" fo:min-width="0.974cm"/>
      <style:paragraph-properties style:writing-mode="lr-tb"/>
    </style:style>
    <style:style style:name="gr8" style:family="graphic" style:parent-style-name="objectwithoutfill">
      <style:graphic-properties draw:stroke="solid" svg:stroke-width="0.028cm" svg:stroke-color="#f10d0c" draw:marker-start-width="0.242cm" draw:marker-end="Arrowheads_20_1" draw:marker-end-width="0.342cm" draw:fill="none" draw:textarea-vertical-align="middle" fo:padding-top="0.139cm" fo:padding-bottom="0.139cm" fo:padding-left="0.264cm" fo:padding-right="0.264cm"/>
      <style:paragraph-properties style:writing-mode="lr-tb"/>
    </style:style>
    <style:style style:name="gr9" style:family="graphic" style:parent-style-name="objectwithoutfill">
      <style:graphic-properties draw:stroke="solid" svg:stroke-width="0.028cm" svg:stroke-color="#f10d0c" draw:marker-start-width="0.242cm" draw:marker-end="Arrowheads_20_2" draw:marker-end-width="0.342cm" draw:fill="none" draw:textarea-vertical-align="middle" fo:padding-top="0.139cm" fo:padding-bottom="0.139cm" fo:padding-left="0.264cm" fo:padding-right="0.264cm"/>
      <style:paragraph-properties style:writing-mode="lr-tb"/>
    </style:style>
    <style:style style:name="gr10" style:family="graphic" style:parent-style-name="objectwithoutfill">
      <style:graphic-properties draw:stroke="solid" svg:stroke-width="0.028cm" svg:stroke-color="#f10d0c" draw:marker-start-width="0.242cm" draw:marker-end="线条箭头_20_1" draw:marker-end-width="0.342cm" draw:fill="none" draw:textarea-vertical-align="middle" fo:padding-top="0.139cm" fo:padding-bottom="0.139cm" fo:padding-left="0.264cm" fo:padding-right="0.264cm"/>
      <style:paragraph-properties style:writing-mode="lr-tb"/>
    </style:style>
    <style:style style:name="gr11" style:family="graphic" style:parent-style-name="objectwithoutfill">
      <style:graphic-properties draw:stroke="solid" svg:stroke-width="0.028cm" svg:stroke-color="#f10d0c" draw:marker-start-width="0.242cm" draw:marker-end="Arrowheads_20_4" draw:marker-end-width="0.342cm" draw:fill="none" draw:textarea-vertical-align="middle" fo:padding-top="0.139cm" fo:padding-bottom="0.139cm" fo:padding-left="0.264cm" fo:padding-right="0.264cm"/>
      <style:paragraph-properties style:writing-mode="lr-tb"/>
    </style:style>
    <style:style style:name="gr12" style:family="graphic" style:parent-style-name="objectwithoutfill">
      <style:graphic-properties draw:stroke="solid" svg:stroke-width="0.028cm" svg:stroke-color="#f10d0c" draw:marker-start-width="0.242cm" draw:marker-end="Arrowheads_20_5" draw:marker-end-width="0.342cm" draw:fill="none" draw:textarea-vertical-align="middle" fo:padding-top="0.139cm" fo:padding-bottom="0.139cm" fo:padding-left="0.264cm" fo:padding-right="0.264cm"/>
      <style:paragraph-properties style:writing-mode="lr-tb"/>
    </style:style>
    <style:style style:name="gr13" style:family="graphic" style:parent-style-name="objectwithoutfill">
      <style:graphic-properties draw:stroke="solid" svg:stroke-width="0.028cm" svg:stroke-color="#f10d0c" draw:marker-start-width="0.242cm" draw:marker-end="Arrowheads_20_7" draw:marker-end-width="0.342cm" draw:fill="none" draw:textarea-vertical-align="middle" fo:padding-top="0.139cm" fo:padding-bottom="0.139cm" fo:padding-left="0.264cm" fo:padding-right="0.264cm"/>
      <style:paragraph-properties style:writing-mode="lr-tb"/>
    </style:style>
    <style:style style:name="gr14" style:family="graphic" style:parent-style-name="objectwithoutfill">
      <style:graphic-properties draw:stroke="solid" svg:stroke-width="0.028cm" svg:stroke-color="#f10d0c" draw:marker-start-width="0.242cm" draw:marker-end="" draw:marker-end-width="0.342cm" draw:fill="none" draw:textarea-vertical-align="middle" fo:padding-top="0.139cm" fo:padding-bottom="0.139cm" fo:padding-left="0.264cm" fo:padding-right="0.26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3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17" style:family="graphic" style:parent-style-name="objectwithoutfill">
      <style:graphic-properties svg:stroke-width="0.035cm" svg:stroke-color="#8e86ae" draw:marker-start-width="0.252cm" draw:marker-end="Arrowheads_20_9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18" style:family="graphic" style:parent-style-name="standard">
      <style:graphic-properties svg:stroke-color="#77bc65" draw:fill-color="#ffffff" draw:textarea-horizontal-align="justify" draw:textarea-vertical-align="middle" draw:auto-grow-height="false" fo:min-height="0.375cm" fo:min-width="5.182cm"/>
      <style:paragraph-properties style:writing-mode="lr-tb"/>
    </style:style>
    <style:style style:name="gr19" style:family="graphic" style:parent-style-name="standard">
      <style:graphic-properties svg:stroke-color="#e16173" draw:fill-color="#ffffff" draw:textarea-horizontal-align="justify" draw:textarea-vertical-align="middle" draw:auto-grow-height="false" fo:min-height="0.252cm" fo:min-width="1.665cm"/>
      <style:paragraph-properties style:writing-mode="lr-tb"/>
    </style:style>
    <style:style style:name="gr20" style:family="graphic" style:parent-style-name="standard">
      <style:graphic-properties svg:stroke-color="#77bc65" svg:stroke-linecap="round" draw:fill-color="#ffffff" draw:textarea-horizontal-align="justify" draw:textarea-vertical-align="middle" draw:auto-grow-height="false" fo:min-height="0.377cm" fo:min-width="5.182cm"/>
      <style:paragraph-properties style:writing-mode="lr-tb"/>
    </style:style>
    <style:style style:name="gr21" style:family="graphic" style:parent-style-name="standard">
      <style:graphic-properties svg:stroke-color="#e16173" draw:fill-color="#ffffff" draw:textarea-horizontal-align="justify" draw:textarea-vertical-align="middle" draw:auto-grow-height="false" fo:min-height="0.254cm" fo:min-width="1.769cm"/>
      <style:paragraph-properties style:writing-mode="lr-tb"/>
    </style:style>
    <style:style style:name="gr22" style:family="graphic" style:parent-style-name="objectwithoutfill">
      <style:graphic-properties svg:stroke-color="#f10d0c" draw:marker-end="线条箭头_20_2" draw:marker-end-width="0.3cm" draw:fill="none" draw:textarea-vertical-align="middle"/>
      <style:paragraph-properties style:writing-mode="lr-tb"/>
    </style:style>
    <style:style style:name="gr23" style:family="graphic" style:parent-style-name="standard">
      <style:graphic-properties svg:stroke-color="#77bc65" svg:stroke-linecap="round" draw:fill-color="#ffffff" draw:textarea-horizontal-align="justify" draw:textarea-vertical-align="middle" draw:auto-grow-height="false" fo:min-height="0.377cm" fo:min-width="5.183cm"/>
      <style:paragraph-properties style:writing-mode="lr-tb"/>
    </style:style>
    <style:style style:name="gr24" style:family="graphic" style:parent-style-name="standard">
      <style:graphic-properties svg:stroke-color="#e16173" draw:fill-color="#ffffff" draw:textarea-horizontal-align="justify" draw:textarea-vertical-align="middle" draw:auto-grow-height="false" fo:min-height="0.253cm" fo:min-width="1.77cm"/>
      <style:paragraph-properties style:writing-mode="lr-tb"/>
    </style:style>
    <style:style style:name="gr25" style:family="graphic" style:parent-style-name="standard">
      <style:graphic-properties svg:stroke-color="#77bc65" svg:stroke-linecap="round" draw:fill-color="#ffffff" draw:textarea-horizontal-align="justify" draw:textarea-vertical-align="middle" draw:auto-grow-height="false" fo:min-height="0.377cm" fo:min-width="3.824cm"/>
      <style:paragraph-properties style:writing-mode="lr-tb"/>
    </style:style>
    <style:style style:name="gr26" style:family="graphic" style:parent-style-name="objectwithoutfill">
      <style:graphic-properties svg:stroke-width="0.028cm" svg:stroke-color="#f10d0c" draw:marker-start-width="0.242cm" draw:marker-end="线条箭头_20_4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 style:writing-mode="lr-tb"/>
      <style:text-properties fo:color="#ff972f" loext:opacity="100%" style:font-name="Fira Sans Condensed" fo:font-size="16pt" fo:font-style="normal" fo:font-weight="bold" style:font-size-asian="16pt" style:font-size-complex="16pt"/>
    </style:style>
    <style:style style:name="P2" style:family="paragraph">
      <loext:graphic-properties draw:fill-color="#ffffff" draw:opacity="40%"/>
      <style:paragraph-properties fo:text-align="center" style:writing-mode="lr-tb"/>
      <style:text-properties fo:color="#ff972f" loext:opacity="100%" style:font-name="Fira Sans Condensed" fo:font-size="16pt" fo:font-style="normal" fo:font-weight="bold" style:font-size-asian="16pt" style:font-size-complex="16pt"/>
    </style:style>
    <style:style style:name="P3" style:family="paragraph">
      <style:paragraph-properties fo:text-align="center" style:writing-mode="lr-tb"/>
      <style:text-properties fo:color="#77bc65" loext:opacity="100%" style:font-name="Fira Sans Condensed" fo:font-size="16pt" fo:font-weight="bold" style:font-size-asian="16pt" style:font-size-complex="16pt"/>
    </style:style>
    <style:style style:name="P4" style:family="paragraph">
      <loext:graphic-properties draw:fill-color="#ffffff"/>
      <style:paragraph-properties fo:text-align="center" style:writing-mode="lr-tb"/>
      <style:text-properties fo:color="#77bc65" loext:opacity="100%" style:font-name="Fira Sans Condensed" fo:font-size="16pt" fo:font-weight="bold" style:font-size-asian="16pt" style:font-size-complex="16pt"/>
    </style:style>
    <style:style style:name="P5" style:family="paragraph">
      <style:paragraph-properties fo:text-align="center" style:writing-mode="lr-tb"/>
      <style:text-properties fo:color="#e16173" loext:opacity="100%" style:font-name="Fira Sans Condensed" fo:font-size="16pt" fo:font-weight="bold" style:font-size-asian="16pt" style:font-size-complex="16pt"/>
    </style:style>
    <style:style style:name="P6" style:family="paragraph">
      <loext:graphic-properties draw:fill-color="#ffffff"/>
      <style:paragraph-properties fo:text-align="center" style:writing-mode="lr-tb"/>
      <style:text-properties fo:color="#e16173" loext:opacity="100%" style:font-name="Fira Sans Condensed" fo:font-size="16pt" fo:font-weight="bold" style:font-size-asian="16pt" style:font-size-complex="16pt"/>
    </style:style>
    <style:style style:name="P7" style:family="paragraph">
      <style:paragraph-properties fo:text-align="center" style:writing-mode="lr-tb"/>
      <style:text-properties fo:color="#729fcf" loext:opacity="100%" style:font-name="Fira Sans Condensed" fo:font-size="14pt" fo:font-weight="bold" style:font-size-asian="16pt" style:font-size-complex="16pt"/>
    </style:style>
    <style:style style:name="P8" style:family="paragraph">
      <loext:graphic-properties draw:fill-color="#ffffff"/>
      <style:paragraph-properties fo:text-align="center" style:writing-mode="lr-tb"/>
      <style:text-properties fo:color="#729fcf" loext:opacity="100%" style:font-name="Fira Sans Condensed" fo:font-size="14pt" fo:font-weight="bold" style:font-size-asian="16pt" style:font-size-complex="16pt"/>
    </style:style>
    <style:style style:name="P9" style:family="paragraph">
      <style:paragraph-properties fo:text-align="center" style:writing-mode="lr-tb"/>
      <style:text-properties fo:color="#666666" loext:opacity="100%" style:font-name="Fira Sans Condensed" fo:font-size="16pt" fo:font-weight="bold" style:letter-kerning="true" style:font-name-asian="Noto Sans CJK SC" style:font-size-asian="16pt" style:font-name-complex="Droid Sans Devanagari" style:font-size-complex="16pt"/>
    </style:style>
    <style:style style:name="P10" style:family="paragraph">
      <loext:graphic-properties draw:fill-color="#ffffff"/>
      <style:paragraph-properties fo:text-align="center" style:writing-mode="lr-tb"/>
      <style:text-properties fo:color="#666666" loext:opacity="100%" style:font-name="Fira Sans Condensed" fo:font-size="16pt" fo:font-weight="bold" style:letter-kerning="true" style:font-name-asian="Noto Sans CJK SC" style:font-size-asian="16pt" style:font-name-complex="Droid Sans Devanagari" style:font-size-complex="16pt"/>
    </style:style>
    <style:style style:name="P11" style:family="paragraph">
      <style:paragraph-properties fo:text-align="center" style:writing-mode="lr-tb"/>
      <style:text-properties fo:color="#ff972f" loext:opacity="100%" style:font-name="Fira Sans Condensed" fo:font-size="16pt" fo:font-weight="bold" style:letter-kerning="true" style:font-name-asian="Noto Sans CJK SC" style:font-size-asian="16pt" style:font-name-complex="Droid Sans Devanagari" style:font-size-complex="16pt"/>
    </style:style>
    <style:style style:name="P12" style:family="paragraph">
      <loext:graphic-properties draw:fill-color="#ffffff" draw:opacity="40%"/>
      <style:paragraph-properties fo:text-align="center" style:writing-mode="lr-tb"/>
      <style:text-properties fo:color="#ff972f" loext:opacity="100%" style:font-name="Fira Sans Condensed" fo:font-size="16pt" fo:font-weight="bold" style:letter-kerning="true" style:font-name-asian="Noto Sans CJK SC" style:font-size-asian="16pt" style:font-name-complex="Droid Sans Devanagari" style:font-size-complex="16pt"/>
    </style:style>
    <style:style style:name="P13" style:family="paragraph">
      <loext:graphic-properties draw:fill="none"/>
      <style:paragraph-properties fo:text-align="center"/>
      <style:text-properties fo:font-size="11pt" fo:font-weight="bold" style:font-size-asian="11pt" style:font-size-complex="11pt"/>
    </style:style>
    <style:style style:name="P14" style:family="paragraph">
      <style:text-properties fo:font-weight="bold"/>
    </style:style>
    <style:style style:name="P15" style:family="paragraph">
      <loext:graphic-properties draw:fill="none" draw:fill-color="#ffffff"/>
      <style:paragraph-properties style:writing-mode="lr-tb"/>
      <style:text-properties fo:color="#ff3838" loext:opacity="100%" style:font-name="Fira Sans Condensed" fo:font-size="10pt" fo:font-weight="bold" style:font-size-asian="10pt" style:font-size-complex="10pt"/>
    </style:style>
    <style:style style:name="P16" style:family="paragraph">
      <style:paragraph-properties fo:text-align="center"/>
      <style:text-properties fo:color="#333333" loext:opacity="100%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333333" loext:opacity="100%" style:font-name="PingFang SC" fo:font-size="36pt" style:font-size-asian="36pt" style:font-size-complex="36pt"/>
    </style:style>
    <style:style style:name="P18" style:family="paragraph">
      <loext:graphic-properties draw:fill="none"/>
      <style:paragraph-properties fo:text-align="center"/>
      <style:text-properties fo:font-size="16pt" fo:font-weight="bold" style:font-size-asian="16pt" style:font-size-complex="16pt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fo:color="#ff972f" loext:opacity="100%" style:font-name="Fira Sans Condensed" fo:font-size="10.5pt" fo:font-style="normal" style:font-size-asian="10.5pt" style:font-size-complex="10.5pt"/>
    </style:style>
    <style:style style:name="T2" style:family="text">
      <style:text-properties fo:color="#77bc65" loext:opacity="100%" style:font-name="Fira Sans Condensed" fo:font-size="10.5pt" style:font-size-asian="10.5pt" style:font-size-complex="10.5pt"/>
    </style:style>
    <style:style style:name="T3" style:family="text">
      <style:text-properties fo:color="#e16173" loext:opacity="100%" style:font-name="Fira Sans Condensed" fo:font-size="10.5pt" style:font-size-asian="10.5pt" style:font-size-complex="10.5pt"/>
    </style:style>
    <style:style style:name="T4" style:family="text">
      <style:text-properties fo:color="#729fcf" loext:opacity="100%" style:font-name="Fira Sans Condensed" fo:font-size="7pt" style:font-size-asian="7pt" style:font-size-complex="7pt"/>
    </style:style>
    <style:style style:name="T5" style:family="text">
      <style:text-properties style:font-name="Fira Sans Condensed" fo:font-size="10.5pt" style:letter-kerning="true" style:font-name-asian="Noto Sans CJK SC" style:font-size-asian="10.5pt" style:font-name-complex="Droid Sans Devanagari" style:font-size-complex="10.5pt"/>
    </style:style>
    <style:style style:name="T6" style:family="text">
      <style:text-properties fo:color="#ff972f" loext:opacity="100%" style:font-name="Fira Sans Condensed" fo:font-size="10.5pt" style:letter-kerning="true" style:font-name-asian="Noto Sans CJK SC" style:font-size-asian="10.5pt" style:font-name-complex="Droid Sans Devanagari" style:font-size-complex="10.5pt"/>
    </style:style>
    <style:style style:name="T7" style:family="text">
      <style:text-properties fo:color="#ff3838" loext:opacity="100%" style:font-name="Fira Sans Condensed" fo:font-size="10pt" style:font-size-asian="10pt" style:font-size-complex="10pt"/>
    </style:style>
    <style:style style:name="T8" style:family="text">
      <style:text-properties fo:color="#333333" loext:opacity="100%" style:font-name="PingFang SC" fo:font-size="32pt" style:font-size-asian="32pt" style:font-size-complex="32pt"/>
    </style:style>
    <style:style style:name="T9" style:family="text">
      <style:text-properties fo:color="#333333" loext:opacity="100%" style:font-name="PingFang SC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666666" loext:opacity="100%" style:font-name="Fira Sans Condensed" fo:font-size="10.5pt" fo:font-weight="normal" style:font-size-asian="10.5pt" style:font-weight-asian="normal" style:font-size-complex="10.5pt" style:font-weight-complex="normal"/>
    </style:style>
    <style:style style:name="T11" style:family="text">
      <style:text-properties fo:color="#77bc65" loext:opacity="100%" style:font-name="Fira Sans Condensed"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791cm" svg:height="0.892cm" svg:x="9.093cm" svg:y="2.95cm">
          <text:p text:style-name="P1"><text:span text:style-name="T1">bookStore.p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7.229cm" svg:height="0.797cm" svg:x="7.375cm" svg:y="4.416cm">
          <text:p text:style-name="P3"><text:span text:style-name="T2">“</text:span><text:span text:style-name="T2">Insert book title: “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349.562209490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xml:id="id3" draw:id="id3" draw:layer="layout" svg:width="3.441cm" svg:height="0.796cm" svg:x="9.25cm" svg:y="5.851cm">
          <text:p text:style-name="P5"><text:span text:style-name="T3">bookTitl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xml:id="id5" draw:id="id5" draw:layer="layout" svg:width="8.226cm" svg:height="2.103cm" svg:x="6.841cm" svg:y="16.147cm">
          <text:p text:style-name="P7"><text:span text:style-name="T4">bookShip == ‘Y’ or </text:span><text:span text:style-name="T4"><text:line-break/></text:span><text:span text:style-name="T4">bookShip == ‘y’ or </text:span><text:span text:style-name="T4"><text:line-break/></text:span><text:span text:style-name="T4">bookShip == ‘Yes’ or </text:span><text:span text:style-name="T4"><text:line-break/></text:span><text:span text:style-name="T4">bookShip == ‘yes’ or </text:span><text:span text:style-name="T4"><text:line-break/></text:span><text:span text:style-name="T4">bookShip == ‘YES’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10" xml:id="id6" draw:id="id6" draw:layer="layout" svg:width="4.79cm" svg:height="0.708cm" svg:x="2.16cm" svg:y="18.473cm">
          <text:p text:style-name="P9"><text:span text:style-name="T5">bookShip = ‘Non free’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0" xml:id="id7" draw:id="id7" draw:layer="layout" svg:width="4.79cm" svg:height="0.708cm" svg:x="15.322cm" svg:y="18.473cm">
          <text:p text:style-name="P9"><text:span text:style-name="T5">BookShip = ‘Free’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4.5084533500313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2" draw:layer="layout" svg:width="1.54cm" svg:height="0.69cm" svg:x="10.368cm" svg:y="26.25cm">
          <text:p text:style-name="P11"><text:span text:style-name="T6">EN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3" draw:layer="layout" draw:type="line" svg:x1="10.988cm" svg:y1="3.842cm" svg:x2="10.989cm" svg:y2="4.416cm" draw:start-shape="id1" draw:start-glue-point="2" draw:end-shape="id2" draw:end-glue-point="5" svg:d="M10988 3842l1 574" svg:viewBox="0 0 2 575">
          <text:p/>
        </draw:connector>
        <draw:connector draw:style-name="gr9" draw:text-style-name="P13" draw:layer="layout" draw:type="line" svg:x1="10.989cm" svg:y1="5.213cm" svg:x2="10.971cm" svg:y2="5.851cm" draw:start-shape="id2" draw:start-glue-point="8" draw:end-shape="id3" draw:end-glue-point="5" svg:d="M10989 5213l-18 638" svg:viewBox="0 0 19 639">
          <text:p/>
        </draw:connector>
        <draw:connector draw:style-name="gr10" draw:text-style-name="P13" draw:layer="layout" draw:type="line" svg:x1="10.971cm" svg:y1="6.647cm" svg:x2="10.958cm" svg:y2="7.349cm" draw:start-shape="id3" draw:start-glue-point="8" draw:end-shape="id4" draw:end-glue-point="5" svg:d="M10971 6647l-13 702" svg:viewBox="0 0 14 703">
          <text:p/>
        </draw:connector>
        <draw:connector draw:style-name="gr11" draw:text-style-name="P13" draw:layer="layout" svg:x1="6.841cm" svg:y1="17.199cm" svg:x2="4.555cm" svg:y2="18.473cm" draw:start-shape="id5" draw:start-glue-point="5" draw:end-shape="id6" draw:end-glue-point="5" svg:d="M6841 17199h-2286v1274" svg:viewBox="0 0 2287 1275">
          <text:p/>
        </draw:connector>
        <draw:connector draw:style-name="gr12" draw:text-style-name="P13" draw:layer="layout" svg:x1="15.067cm" svg:y1="17.199cm" svg:x2="17.717cm" svg:y2="18.473cm" draw:start-shape="id5" draw:start-glue-point="7" draw:end-shape="id7" draw:end-glue-point="5" svg:d="M15067 17199h2650v1274" svg:viewBox="0 0 2651 1275">
          <text:p/>
        </draw:connector>
        <draw:line draw:style-name="gr13" draw:text-style-name="P13" draw:layer="layout" svg:x1="11.142cm" svg:y1="25.5cm" svg:x2="11.142cm" svg:y2="26.25cm">
          <text:p/>
        </draw:line>
        <draw:connector draw:style-name="gr14" draw:text-style-name="P13" draw:layer="layout" svg:x1="4.555cm" svg:y1="19.181cm" svg:x2="11.108cm" svg:y2="20cm" draw:start-shape="id6" draw:start-glue-point="8" draw:end-shape="id8" draw:end-glue-point="2" svg:d="M4555 19181v819h6553" svg:viewBox="0 0 6554 820">
          <text:p/>
        </draw:connector>
        <draw:connector draw:style-name="gr14" draw:text-style-name="P13" draw:layer="layout" draw:line-skew="-1.118cm 0.732cm" svg:x1="17.717cm" svg:y1="19.181cm" svg:x2="11.108cm" svg:y2="20cm" draw:start-shape="id7" draw:start-glue-point="8" draw:end-shape="id8" draw:end-glue-point="2" svg:d="M17717 19181v819h-6548-61" svg:viewBox="0 0 6610 820">
          <text:p/>
        </draw:connector>
        <draw:frame draw:style-name="gr15" draw:text-style-name="P15" draw:layer="layout" svg:width="0.998cm" svg:height="0.686cm" svg:x="5.694cm" svg:y="16.228cm">
          <draw:text-box>
            <text:p text:style-name="P14"><text:span text:style-name="T7">F</text:span></text:p>
          </draw:text-box>
        </draw:frame>
        <draw:frame draw:style-name="gr15" draw:text-style-name="P15" draw:layer="layout" svg:width="0.995cm" svg:height="0.686cm" svg:x="15.466cm" svg:y="16.229cm">
          <draw:text-box>
            <text:p text:style-name="P14"><text:span text:style-name="T7">T</text:span></text:p>
          </draw:text-box>
        </draw:frame>
        <draw:frame draw:style-name="gr16" draw:text-style-name="P17" draw:layer="layout" svg:width="19.59cm" svg:height="1.75cm" svg:x="1cm" svg:y="1cm">
          <draw:text-box>
            <text:p text:style-name="P16"><text:span text:style-name="T8">bookStore.py</text:span><text:span text:style-name="T9"> flowchart</text:span></text:p>
          </draw:text-box>
        </draw:frame>
        <draw:line draw:style-name="gr17" draw:text-style-name="P13" draw:layer="layout" svg:x1="13.901cm" svg:y1="4.607cm" svg:x2="14.292cm" svg:y2="3.97cm">
          <text:p/>
        </draw:line>
        <draw:line draw:style-name="gr17" draw:text-style-name="P13" draw:layer="layout" svg:x1="12.494cm" svg:y1="5.437cm" svg:x2="12.103cm" svg:y2="6.074cm">
          <text:p/>
        </draw:line>
        <draw:custom-shape draw:style-name="gr18" draw:text-style-name="P4" xml:id="id4" draw:id="id4" draw:layer="layout" svg:width="7.23cm" svg:height="0.795cm" svg:x="7.343cm" svg:y="7.349cm">
          <text:p text:style-name="P3"><text:span text:style-name="T2">“</text:span><text:span text:style-name="T2">Insert book ISBN: “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349.562209490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9" draw:text-style-name="P6" xml:id="id9" draw:id="id9" draw:layer="layout" svg:width="3.439cm" svg:height="0.796cm" svg:x="9.235cm" svg:y="8.783cm">
          <text:p text:style-name="P5"><text:span text:style-name="T3">bookISBN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9" draw:text-style-name="P13" draw:layer="layout" draw:type="line" svg:x1="10.958cm" svg:y1="8.144cm" svg:x2="10.955cm" svg:y2="8.783cm" draw:start-shape="id4" draw:start-glue-point="8" draw:end-shape="id9" draw:end-glue-point="5" svg:d="M10958 8144l-3 639" svg:viewBox="0 0 4 640">
          <text:p/>
        </draw:connector>
        <draw:line draw:style-name="gr17" draw:text-style-name="P13" draw:layer="layout" svg:x1="13.901cm" svg:y1="7.603cm" svg:x2="14.292cm" svg:y2="6.966cm">
          <text:p/>
        </draw:line>
        <draw:line draw:style-name="gr17" draw:text-style-name="P13" draw:layer="layout" svg:x1="12.26cm" svg:y1="8.306cm" svg:x2="11.869cm" svg:y2="8.943cm">
          <text:p/>
        </draw:line>
        <draw:custom-shape draw:style-name="gr20" draw:text-style-name="P4" xml:id="id10" draw:id="id10" draw:layer="layout" svg:width="7.23cm" svg:height="0.797cm" svg:x="7.343cm" svg:y="10.155cm">
          <text:p text:style-name="P3"><text:span text:style-name="T2">“</text:span><text:span text:style-name="T2">Insert book price (in USD): “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349.562209490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6" xml:id="id11" draw:id="id11" draw:layer="layout" svg:width="3.603cm" svg:height="0.798cm" svg:x="9.156cm" svg:y="11.589cm">
          <text:p text:style-name="P5"><text:span text:style-name="T3">bookPric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9" draw:text-style-name="P13" draw:layer="layout" draw:type="line" svg:x1="10.958cm" svg:y1="10.952cm" svg:x2="10.958cm" svg:y2="11.589cm" draw:start-shape="id10" draw:start-glue-point="8" draw:end-shape="id11" draw:end-glue-point="5" svg:d="M10958 10952v637" svg:viewBox="0 0 1 638">
          <text:p/>
        </draw:connector>
        <draw:line draw:style-name="gr17" draw:text-style-name="P13" draw:layer="layout" svg:x1="13.902cm" svg:y1="10.409cm" svg:x2="14.293cm" svg:y2="9.772cm">
          <text:p/>
        </draw:line>
        <draw:line draw:style-name="gr17" draw:text-style-name="P13" draw:layer="layout" svg:x1="12.105cm" svg:y1="11.048cm" svg:x2="11.714cm" svg:y2="11.685cm">
          <text:p/>
        </draw:line>
        <draw:connector draw:style-name="gr22" draw:text-style-name="P13" draw:layer="layout" svg:x1="10.955cm" svg:y1="9.579cm" svg:x2="10.958cm" svg:y2="10.155cm" draw:start-shape="id9" draw:start-glue-point="8" draw:end-shape="id10" draw:end-glue-point="5" svg:d="M10955 9579v288h3v288" svg:viewBox="0 0 4 577">
          <text:p/>
        </draw:connector>
        <draw:custom-shape draw:style-name="gr23" draw:text-style-name="P4" xml:id="id12" draw:id="id12" draw:layer="layout" svg:width="7.231cm" svg:height="0.797cm" svg:x="7.343cm" svg:y="13.018cm">
          <text:p text:style-name="P3"><text:span text:style-name="T2">“</text:span><text:span text:style-name="T2">Is shipment free of charge? <text:s/>“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349.562209490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" draw:text-style-name="P6" xml:id="id13" draw:id="id13" draw:layer="layout" svg:width="3.604cm" svg:height="0.797cm" svg:x="9.157cm" svg:y="14.453cm">
          <text:p text:style-name="P5"><text:span text:style-name="T3">bookShip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9" draw:text-style-name="P18" draw:layer="layout" draw:type="line" svg:x1="10.958cm" svg:y1="13.815cm" svg:x2="10.959cm" svg:y2="14.453cm" draw:start-shape="id12" draw:start-glue-point="8" draw:end-shape="id13" draw:end-glue-point="5" svg:d="M10958 13815l1 638" svg:viewBox="0 0 2 639">
          <text:p/>
        </draw:connector>
        <draw:line draw:style-name="gr17" draw:text-style-name="P18" draw:layer="layout" svg:x1="12.106cm" svg:y1="13.912cm" svg:x2="11.715cm" svg:y2="14.549cm">
          <text:p/>
        </draw:line>
        <draw:connector draw:style-name="gr9" draw:text-style-name="P18" draw:layer="layout" draw:type="line" svg:x1="10.958cm" svg:y1="12.387cm" svg:x2="10.958cm" svg:y2="13.018cm" draw:start-shape="id11" draw:start-glue-point="8" draw:end-shape="id12" draw:end-glue-point="5" svg:d="M10958 12387v631" svg:viewBox="0 0 1 632">
          <text:p/>
        </draw:connector>
        <draw:connector draw:style-name="gr9" draw:text-style-name="P18" draw:layer="layout" draw:type="line" svg:x1="10.959cm" svg:y1="15.25cm" svg:x2="10.954cm" svg:y2="16.147cm" draw:start-shape="id13" draw:start-glue-point="8" draw:end-shape="id5" draw:end-glue-point="4" svg:d="M10959 15250l-5 897" svg:viewBox="0 0 6 898">
          <text:p/>
        </draw:connector>
        <draw:custom-shape draw:style-name="gr25" draw:text-style-name="P4" xml:id="id14" draw:id="id14" draw:layer="layout" svg:width="5.5cm" svg:height="0.797cm" svg:x="8.36cm" svg:y="20.618cm">
          <text:p text:style-name="P3"><text:span text:style-name="T2">‘</text:span><text:span text:style-name="T2">Book name: ‘, </text:span><text:span text:style-name="T10">bookName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349.562209490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4" xml:id="id15" draw:id="id15" draw:layer="layout" svg:width="5.5cm" svg:height="0.797cm" svg:x="8.36cm" svg:y="22.018cm">
          <text:p text:style-name="P3"><text:span text:style-name="T2">‘</text:span><text:span text:style-name="T2">ISBN: ‘, </text:span><text:span text:style-name="T10">bookISBN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349.562209490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4" xml:id="id16" draw:id="id16" draw:layer="layout" svg:width="5.5cm" svg:height="0.797cm" svg:x="8.36cm" svg:y="23.418cm">
          <text:p text:style-name="P19"><text:span text:style-name="T11">‘</text:span><text:span text:style-name="T11">Price: ‘,</text:span><text:span text:style-name="T2"> </text:span><text:span text:style-name="T10">bookPrice, </text:span><text:span text:style-name="T11">‘USD’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349.562209490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4" xml:id="id17" draw:id="id17" draw:layer="layout" svg:width="5.5cm" svg:height="0.797cm" svg:x="8.36cm" svg:y="24.818cm">
          <text:p text:style-name="P3"><text:span text:style-name="T2">‘</text:span><text:span text:style-name="T2">Shipment: ‘, </text:span><text:span text:style-name="T10">bookShip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349.562209490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7" draw:text-style-name="P13" draw:layer="layout" svg:x1="13.894cm" svg:y1="13.218cm" svg:x2="14.285cm" svg:y2="12.581cm">
          <text:p/>
        </draw:line>
        <draw:line draw:style-name="gr17" draw:text-style-name="P13" draw:layer="layout" svg:x1="13.886cm" svg:y1="20.827cm" svg:x2="14.277cm" svg:y2="20.19cm">
          <text:p/>
        </draw:line>
        <draw:line draw:style-name="gr17" draw:text-style-name="P13" draw:layer="layout" svg:x1="13.33cm" svg:y1="22.236cm" svg:x2="13.627cm" svg:y2="21.599cm">
          <text:p/>
        </draw:line>
        <draw:line draw:style-name="gr17" draw:text-style-name="P13" draw:layer="layout" svg:x1="13.33cm" svg:y1="23.636cm" svg:x2="13.627cm" svg:y2="22.999cm">
          <text:p/>
        </draw:line>
        <draw:line draw:style-name="gr17" draw:text-style-name="P13" draw:layer="layout" svg:x1="13.33cm" svg:y1="25.036cm" svg:x2="13.627cm" svg:y2="24.399cm">
          <text:p/>
        </draw:line>
        <draw:connector draw:style-name="gr26" draw:text-style-name="P20" xml:id="id8" draw:id="id8" draw:layer="layout" draw:type="line" svg:x1="11.108cm" svg:y1="20cm" svg:x2="11.11cm" svg:y2="20.618cm" draw:end-shape="id14" draw:end-glue-point="5" svg:d="M11108 20000l2 618" svg:viewBox="0 0 3 619">
          <text:p/>
        </draw:connector>
        <draw:connector draw:style-name="gr26" draw:text-style-name="P20" draw:layer="layout" draw:type="line" svg:x1="11.11cm" svg:y1="21.415cm" svg:x2="11.11cm" svg:y2="22.018cm" draw:start-shape="id14" draw:start-glue-point="8" draw:end-shape="id15" draw:end-glue-point="5" svg:d="M11110 21415v603" svg:viewBox="0 0 1 604">
          <text:p/>
        </draw:connector>
        <draw:connector draw:style-name="gr26" draw:text-style-name="P20" draw:layer="layout" draw:type="line" svg:x1="11.11cm" svg:y1="22.815cm" svg:x2="11.11cm" svg:y2="23.418cm" draw:start-shape="id15" draw:start-glue-point="8" draw:end-shape="id16" draw:end-glue-point="5" svg:d="M11110 22815v603" svg:viewBox="0 0 1 604">
          <text:p/>
        </draw:connector>
        <draw:connector draw:style-name="gr26" draw:text-style-name="P20" draw:layer="layout" draw:type="line" svg:x1="11.11cm" svg:y1="24.215cm" svg:x2="11.11cm" svg:y2="24.818cm" draw:start-shape="id16" draw:start-glue-point="8" draw:end-shape="id17" draw:end-glue-point="5" svg:d="M11110 24215v603" svg:viewBox="0 0 1 60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Sans Condensed" svg:font-family="'Fira Sans Condense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ingFang SC" svg:font-family="'PingFang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marker draw:name="线条箭头_20_1" draw:display-name="线条箭头 1" svg:viewBox="0 7 20 13" svg:d="M0 20l10-13 10 13z"/>
    <draw:marker draw:name="线条箭头_20_2" draw:display-name="线条箭头 2" svg:viewBox="0 0 20 20" svg:d="M0 20l10-20 10 20z"/>
    <draw:marker draw:name="线条箭头_20_4" draw:display-name="线条箭头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4T21:33:53.122710093</meta:creation-date>
    <dc:date>2022-06-25T12:00:11.439113389</dc:date>
    <meta:editing-duration>PT31M26S</meta:editing-duration>
    <meta:editing-cycles>7</meta:editing-cycles>
    <meta:generator>LibreOffice/7.3.4.2$Linux_X86_64 LibreOffice_project/30$Build-2</meta:generator>
    <meta:document-statistic meta:object-count="50"/>
  </office:meta>
</office:document-meta>
</file>